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T1" style:family="text">
      <style:text-properties style:text-position="33%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Notes</text:p>
          </table:table-cell>
          <table:table-cell office:value-type="string">
            <text:p>Frequency (Hz)</text:p>
          </table:table-cell>
        </table:table-row>
        <table:table-row table:style-name="ro1">
          <table:table-cell office:value-type="string">
            <text:p>A(low)</text:p>
          </table:table-cell>
          <table:table-cell table:formula="of:=SUM(220*2^(0/12))" office:value-type="float" office:value="220">
            <text:p>220.00</text:p>
          </table:table-cell>
        </table:table-row>
        <table:table-row table:style-name="ro2">
          <table:table-cell office:value-type="string">
            <text:p>A<text:span text:style-name="T1">#</text:span>,B<text:span text:style-name="T1">b</text:span></text:p>
          </table:table-cell>
          <table:table-cell table:formula="of:=SUM(220*2^(1/12))" office:value-type="float" office:value="233.081880759045">
            <text:p>233.08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SUM(220*2^(2/12))" office:value-type="float" office:value="246.941650628062">
            <text:p>246.94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SUM(220*2^(3/12))" office:value-type="float" office:value="261.625565300599">
            <text:p>261.63</text:p>
          </table:table-cell>
        </table:table-row>
        <table:table-row table:style-name="ro2">
          <table:table-cell office:value-type="string">
            <text:p>C<text:span text:style-name="T1">#</text:span>,D<text:span text:style-name="T1">b</text:span></text:p>
          </table:table-cell>
          <table:table-cell table:formula="of:=SUM(220*2^(4/12))" office:value-type="float" office:value="277.182630976872">
            <text:p>277.18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SUM(220*2^(5/12))" office:value-type="float" office:value="293.664767917408">
            <text:p>293.66</text:p>
          </table:table-cell>
        </table:table-row>
        <table:table-row table:style-name="ro2">
          <table:table-cell office:value-type="string">
            <text:p>D<text:span text:style-name="T1">#</text:span>,E<text:span text:style-name="T1">b</text:span></text:p>
          </table:table-cell>
          <table:table-cell table:formula="of:=SUM(220*2^(6/12))" office:value-type="float" office:value="311.126983722081">
            <text:p>311.13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SUM(220*2^(7/12))" office:value-type="float" office:value="329.62755691287">
            <text:p>329.63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SUM(220*2^(8/12))" office:value-type="float" office:value="349.228231433004">
            <text:p>349.23</text:p>
          </table:table-cell>
        </table:table-row>
        <table:table-row table:style-name="ro2">
          <table:table-cell office:value-type="string">
            <text:p>F<text:span text:style-name="T1">#</text:span>,G<text:span text:style-name="T1">b</text:span></text:p>
          </table:table-cell>
          <table:table-cell table:formula="of:=SUM(220*2^(9/12))" office:value-type="float" office:value="369.994422711634">
            <text:p>369.99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SUM(220*2^(10/12))" office:value-type="float" office:value="391.995435981749">
            <text:p>392.00</text:p>
          </table:table-cell>
        </table:table-row>
        <table:table-row table:style-name="ro2">
          <table:table-cell office:value-type="string">
            <text:p>G<text:span text:style-name="T1">#</text:span>,A<text:span text:style-name="T1">b</text:span></text:p>
          </table:table-cell>
          <table:table-cell table:formula="of:=SUM(220*2^(11/12))" office:value-type="float" office:value="415.304697579945">
            <text:p>415.30</text:p>
          </table:table-cell>
        </table:table-row>
        <table:table-row table:style-name="ro1">
          <table:table-cell office:value-type="string">
            <text:p>A(High)</text:p>
          </table:table-cell>
          <table:table-cell table:formula="of:=SUM(220*2^(12/12))" office:value-type="float" office:value="440">
            <text:p>440.00</text:p>
          </table:table-cell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4-02-11T18:24:37</meta:creation-date>
    <dc:date>2014-02-11T18:32:36</dc:date>
    <dc:creator>Reiuiji </dc:creator>
    <meta:editing-duration>P0D</meta:editing-duration>
    <meta:editing-cycles>1</meta:editing-cycles>
    <meta:document-statistic meta:table-count="1" meta:cell-count="28" meta:object-count="0"/>
    <meta:generator>LibreOffice/4.0.4.2$Linux_X86_64 LibreOffice_project/400m0$Build-2</meta:generator>
  </office:meta>
</office:document-meta>
</file>